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3"/>
          <table:table-cell table:number-columns-repeated="2"/>
          <table:table-cell table:style-name="ce1"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.36" calcext:value-type="float">
            <text:p>56.36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4.03" calcext:value-type="float">
            <text:p>54.0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5.06" calcext:value-type="float">
            <text:p>55.06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54.51" calcext:value-type="float">
            <text:p>54.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2.35" calcext:value-type="float">
            <text:p>52.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2.45" calcext:value-type="float">
            <text:p>52.4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0.77" calcext:value-type="float">
            <text:p>50.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49.08" calcext:value-type="float">
            <text:p>49.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1.58" calcext:value-type="float">
            <text:p>51.58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48.76" calcext:value-type="float">
            <text:p>48.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 style:data-style-name="N2" text:time-value="13:33:41.694739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2:19:37.665512135</meta:creation-date>
    <meta:generator>LibreOffice/5.1.2.2$Linux_X86_64 LibreOffice_project/10m0$Build-2</meta:generator>
    <dc:date>2016-05-29T13:43:11.374790936</dc:date>
    <meta:editing-duration>PT9M42S</meta:editing-duration>
    <meta:editing-cycles>4</meta:editing-cycles>
    <meta:document-statistic meta:table-count="1" meta:cell-count="26" meta:object-count="0"/>
  </office:meta>
</office:document-meta>
</file>